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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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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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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內文" style:master-page-name="MP0" style:family="paragraph">
      <style:paragraph-properties fo:break-before="page" fo:text-align="justify" fo:margin-top="0.125in" fo:margin-bottom="0.125in" fo:line-height="0.4166in"/>
      <style:text-properties style:font-name="標楷體" style:font-name-asian="標楷體" fo:font-weight="bold" style:font-weight-asian="bold" fo:font-size="36pt" style:font-size-asian="36pt" style:font-size-complex="36pt"/>
    </style:style>
    <style:style style:name="P2" style:parent-style-name="內文" style:family="paragraph">
      <style:text-properties fo:font-size="20pt" style:font-size-asian="20pt" style:font-size-complex="20pt"/>
    </style:style>
    <style:style style:name="T3" style:parent-style-name="預設段落字型" style:family="text">
      <style:text-properties style:font-name="標楷體" style:font-name-asian="標楷體" fo:font-weight="bold" style:font-weight-asian="bold" fo:font-size="24pt" style:font-size-asian="24pt" style:font-size-complex="24pt"/>
    </style:style>
    <style:style style:name="T4" style:parent-style-name="預設段落字型" style:family="text">
      <style:text-properties style:font-name="標楷體" style:font-name-asian="標楷體" fo:font-weight="bold" style:font-weight-asian="bold" fo:font-size="24pt" style:font-size-asian="24pt" style:font-size-complex="24pt"/>
    </style:style>
    <style:style style:name="T5" style:parent-style-name="預設段落字型" style:family="text">
      <style:text-properties style:font-name="標楷體" style:font-name-asian="標楷體" fo:font-weight="bold" style:font-weight-asian="bold" fo:font-size="24pt" style:font-size-asian="24pt" style:font-size-complex="24pt"/>
    </style:style>
    <style:style style:name="T6" style:parent-style-name="預設段落字型" style:family="text">
      <style:text-properties style:font-name="標楷體" style:font-name-asian="標楷體" fo:font-weight="bold" style:font-weight-asian="bold" fo:font-size="24pt" style:font-size-asian="24pt" style:font-size-complex="24pt"/>
    </style:style>
    <style:style style:name="P7" style:parent-style-name="內文" style:family="paragraph">
      <style:paragraph-properties fo:text-align="justify" fo:line-height="0.4166in"/>
      <style:text-properties fo:font-size="20pt" style:font-size-asian="20pt" style:font-size-complex="20pt"/>
    </style:style>
    <style:style style:name="T8" style:parent-style-name="預設段落字型" style:family="text">
      <style:text-properties style:font-name-asian="標楷體" fo:font-size="34pt" style:font-size-asian="34pt" style:font-size-complex="34pt"/>
    </style:style>
    <style:style style:name="T9" style:parent-style-name="預設段落字型" style:family="text">
      <style:text-properties style:font-name-asian="標楷體" fo:font-size="34pt" style:font-size-asian="34pt" style:font-size-complex="34pt"/>
    </style:style>
    <style:style style:name="P10" style:parent-style-name="內文" style:family="paragraph">
      <style:text-properties style:font-name="標楷體" style:font-name-asian="標楷體" fo:font-size="32pt" style:font-size-asian="32pt" style:font-size-complex="32pt"/>
    </style:style>
    <style:style style:name="T11" style:parent-style-name="預設段落字型" style:family="text">
      <style:text-properties style:font-name="標楷體" style:font-name-asian="標楷體" fo:font-size="32pt" style:font-size-asian="32pt" style:font-size-complex="32pt"/>
    </style:style>
    <style:style style:name="T12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3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4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5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6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7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18" style:parent-style-name="預設段落字型" style:family="text">
      <style:text-properties style:font-name="標楷體" style:font-name-asian="標楷體" fo:font-size="32pt" style:font-size-asian="32pt" style:font-size-complex="32pt"/>
    </style:style>
    <style:style style:name="T19" style:parent-style-name="預設段落字型" style:family="text">
      <style:text-properties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0" style:parent-style-name="預設段落字型" style:family="text">
      <style:text-properties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1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2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3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4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5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6" style:parent-style-name="預設段落字型" style:family="text">
      <style:text-properties style:font-name="標楷體" style:font-name-asian="標楷體" fo:font-size="32pt" style:font-size-asian="32pt" style:font-size-complex="32pt"/>
    </style:style>
    <style:style style:name="T27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8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29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30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  <style:style style:name="T31" style:parent-style-name="預設段落字型" style:family="text">
      <style:text-properties style:font-name="標楷體" style:font-name-asian="標楷體" fo:font-size="32pt" style:font-size-asian="32pt" style:font-size-complex="3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金通物流</text:p>
      <text:p text:style-name="P2">248新北市五股區新五路二段236號</text:p>
      <text:p text:style-name="內文"><text:span text:style-name="T3">收件人：</text:span><text:span text:style-name="T4">洪瑞佐</text:span><text:span text:style-name="T5">先生</text:span><text:span text:style-name="T6">收</text:span></text:p>
      <text:p text:style-name="P7">Tel :<text:s/>: 02-2908 0000 # 310<text:s/>/ 0958500987</text:p>
      <text:p text:style-name="內文"><text:span text:style-name="T8">2023</text:span><text:span text:style-name="T9">臺灣高等教育暨臺式文創小食嘉年華</text:span></text:p>
      <text:p text:style-name="P10"/>
      <text:p text:style-name="內文"><text:span text:style-name="T11">寄送學校名稱：</text:span><text:span text:style-name="T12"><text:s/></text:span><text:span text:style-name="T13"><text:s text:c="2"/></text:span><text:span text:style-name="T14"><text:s text:c="19"/></text:span><text:span text:style-name="T15"><text:s text:c="5"/></text:span><text:span text:style-name="T16"><text:s text:c="2"/></text:span><text:span text:style-name="T17"><text:s/></text:span></text:p>
      <text:p text:style-name="內文"><text:span text:style-name="T18">攤位號碼：</text:span><text:span text:style-name="T19"><text:s text:c="6"/></text:span><text:span text:style-name="T20"><text:s/></text:span><text:span text:style-name="T21"><text:s text:c="5"/></text:span><text:span text:style-name="T22"><text:s text:c="14"/></text:span><text:span text:style-name="T23"><text:s text:c="2"/></text:span><text:span text:style-name="T24"><text:s text:c="5"/></text:span><text:span text:style-name="T25"><text:s/></text:span></text:p>
      <text:p text:style-name="內文"><text:span text:style-name="T26">寄送件數：</text:span><text:span text:style-name="T27"><text:s text:c="2"/>第<text:s/></text:span><text:span text:style-name="T28"><text:s/></text:span><text:span text:style-name="T29"><text:s/>箱，共</text:span><text:span text:style-name="T30"><text:s/></text:span><text:span text:style-name="T31"><text:s text:c="2"/>箱 <text:s text:c="15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Arial" fo:font-size="9pt" style:font-size-asian="9pt" style:font-size-complex="9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>
      <style:text-properties style:letter-kerning="tru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>
      <style:text-properties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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LVL3" text:bullet-char="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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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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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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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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2LVL3" text:bullet-char="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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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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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44in" fo:page-height="8.2687in" style:print-orientation="landscape" fo:margin-top="0.6895in" fo:margin-left="0.9847in" fo:margin-bottom="0.3944in" fo:margin-right="0.9847in" style:num-format="1" style:writing-mode="lr-tb" style:layout-grid-mode="line" style:layout-grid-lines="2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馬來西亞留台校友會聯合總會</dc:title>
    <dc:subject/>
    <meta:initial-creator>NCNU</meta:initial-creator>
    <dc:creator>周楷榕</dc:creator>
    <meta:creation-date>2023-09-05T03:48:00Z</meta:creation-date>
    <dc:date>2023-09-05T03:48:00Z</dc:date>
    <meta:print-date>2017-04-26T02:26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1" meta:character-count="209" meta:row-count="1" meta:non-whitespace-character-count="179"/>
  </office:meta>
</office:document-meta>
</file>